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12.9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IMPLEMENTED?</text:p>
          </table:table-cell>
          <table:table-cell office:value-type="string">
            <text:p>TESTS?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number-columns-repeated="2" office:value-type="string">
            <text:p>No</text:p>
          </table:table-cell>
          <table:table-cell office:value-type="string">
            <text:p>External 'C' functions ('function[C]) must have a return type.</text:p>
          </table:table-cell>
        </table:table-row>
        <table:table-row table:style-name="ro2">
          <table:table-cell table:number-columns-repeated="2" office:value-type="string">
            <text:p>No</text:p>
          </table:table-cell>
          <table:table-cell office:value-type="string">
            <text:p>'C' struct members must have names.</text:p>
          </table:table-cell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6/04/2018</text:date>, <text:time>19:45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Hernán</meta:initial-creator>
    <meta:creation-date>2018-04-06T14:20:49.84</meta:creation-date>
    <dc:date>2018-04-06T19:45:47.53</dc:date>
    <dc:creator>Guillermo Hernán</dc:creator>
    <meta:editing-duration>PT2M58S</meta:editing-duration>
    <meta:editing-cycles>4</meta:editing-cycles>
    <meta:generator>OpenOffice/4.1.1$Win32 OpenOffice.org_project/411m6$Build-9775</meta:generator>
    <meta:document-statistic meta:table-count="3" meta:cell-count="9" meta:object-count="0"/>
  </office:meta>
</office:document-meta>
</file>